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48cm" fo:min-width="4.168cm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5.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6cm" fo:min-width="1.45cm"/>
    </style:style>
    <style:style style:name="gr5" style:family="graphic" style:parent-style-name="standard">
      <style:graphic-properties draw:textarea-horizontal-align="justify" draw:textarea-vertical-align="middle" draw:auto-grow-height="false" fo:min-height="0.946cm" fo:min-width="3.594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5" draw:id="id5" draw:layer="layout" svg:width="6.6cm" svg:height="2.4cm" svg:x="7.1cm" svg:y="0.5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6.6cm" svg:height="2.4cm" svg:x="1.2cm" svg:y="25.8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5.8cm" svg:height="2cm" svg:x="7.8cm" svg:y="9.3cm">
          <text:p text:style-name="P1">Suma = 0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0.55cm" svg:y1="8.4cm" svg:x2="10.7cm" svg:y2="9.3cm" draw:start-shape="id1" draw:start-glue-point="8" draw:end-shape="id2" draw:end-glue-point="0" svg:d="M10550 8400l150 900" svg:viewBox="0 0 151 901">
          <text:p/>
        </draw:connector>
        <draw:custom-shape draw:style-name="gr2" draw:text-style-name="P1" xml:id="id3" draw:id="id3" draw:layer="layout" svg:width="5.8cm" svg:height="2cm" svg:x="7.6cm" svg:y="12cm">
          <text:p text:style-name="P1">i = start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0.7cm" svg:y1="11.3cm" svg:x2="10.5cm" svg:y2="12cm" draw:start-shape="id2" draw:start-glue-point="2" draw:end-shape="id3" draw:end-glue-point="0" svg:d="M10700 11300l-200 700" svg:viewBox="0 0 201 701">
          <text:p/>
        </draw:connector>
        <draw:custom-shape draw:style-name="gr4" draw:text-style-name="P1" xml:id="id4" draw:id="id4" draw:layer="layout" svg:width="3.9cm" svg:height="3.7cm" svg:x="8.6cm" svg:y="14.7cm">
          <text:p text:style-name="P1">i &lt; sto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draw:type="line" svg:x1="10.5cm" svg:y1="14cm" svg:x2="10.55cm" svg:y2="14.7cm" draw:start-shape="id3" draw:start-glue-point="2" draw:end-shape="id4" draw:end-glue-point="4" svg:d="M10500 14000l50 700" svg:viewBox="0 0 51 701">
          <text:p/>
        </draw:connector>
        <draw:custom-shape draw:style-name="gr5" draw:text-style-name="P1" xml:id="id6" draw:id="id6" draw:layer="layout" svg:width="6.5cm" svg:height="1.9cm" svg:x="7.2cm" svg:y="3.6cm">
          <text:p text:style-name="P1">Pobierz start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1" xml:id="id1" draw:id="id1" draw:layer="layout" svg:width="6.5cm" svg:height="1.9cm" svg:x="7.3cm" svg:y="6.5cm">
          <text:p text:style-name="P1">Pobierz stop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2" draw:layer="layout" draw:type="line" svg:x1="10.4cm" svg:y1="2.9cm" svg:x2="10.45cm" svg:y2="3.6cm" draw:start-shape="id5" draw:start-glue-point="8" draw:end-shape="id6" draw:end-glue-point="5" svg:d="M10400 2900l50 700" svg:viewBox="0 0 51 701">
          <text:p/>
        </draw:connector>
        <draw:connector draw:style-name="gr3" draw:text-style-name="P2" draw:layer="layout" draw:type="line" svg:x1="10.45cm" svg:y1="5.5cm" svg:x2="10.55cm" svg:y2="6.5cm" draw:start-shape="id6" draw:start-glue-point="8" draw:end-shape="id1" draw:end-glue-point="5" svg:d="M10450 5500l100 1000" svg:viewBox="0 0 101 1001">
          <text:p/>
        </draw:connector>
        <draw:custom-shape draw:style-name="gr2" draw:text-style-name="P1" xml:id="id7" draw:id="id7" draw:layer="layout" svg:width="5.8cm" svg:height="2cm" svg:x="13.2cm" svg:y="20.557cm">
          <text:p text:style-name="P1">Suma = suma + i</text:p>
          <draw:enhanced-geometry svg:viewBox="0 0 21600 21600" draw:type="rectangle" draw:enhanced-path="M 0 0 L 21600 0 21600 21600 0 21600 0 0 Z N"/>
        </draw:custom-shape>
        <draw:custom-shape draw:style-name="gr5" draw:text-style-name="P1" xml:id="id8" draw:id="id8" draw:layer="layout" svg:width="6.5cm" svg:height="1.9cm" svg:x="1.2cm" svg:y="20.6cm">
          <text:p text:style-name="P1">Drukuj sum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6" draw:text-style-name="P2" draw:layer="layout" svg:x1="12.5cm" svg:y1="16.55cm" svg:x2="16.1cm" svg:y2="20.557cm" draw:start-shape="id4" draw:start-glue-point="7" draw:end-shape="id7" svg:d="M12500 16550h3600v4007" svg:viewBox="0 0 3601 4008">
          <text:p text:style-name="P1">tak</text:p>
        </draw:connector>
        <draw:connector draw:style-name="gr6" draw:text-style-name="P2" draw:layer="layout" svg:x1="8.6cm" svg:y1="16.55cm" svg:x2="4.45cm" svg:y2="20.6cm" draw:start-shape="id4" draw:start-glue-point="5" draw:end-shape="id8" draw:end-glue-point="5" svg:d="M8600 16550h-4150v4050" svg:viewBox="0 0 4151 4051">
          <text:p text:style-name="P1">nie</text:p>
        </draw:connector>
        <draw:connector draw:style-name="gr3" draw:text-style-name="P2" draw:layer="layout" draw:type="line" svg:x1="4.45cm" svg:y1="22.5cm" svg:x2="4.5cm" svg:y2="25.8cm" draw:start-shape="id8" draw:start-glue-point="8" draw:end-shape="id9" draw:end-glue-point="4" svg:d="M4450 22500l50 3300" svg:viewBox="0 0 51 3301">
          <text:p/>
        </draw:connector>
        <draw:custom-shape draw:style-name="gr2" draw:text-style-name="P1" xml:id="id10" draw:id="id10" draw:layer="layout" svg:width="5.8cm" svg:height="2cm" svg:x="13.2cm" svg:y="25.6cm">
          <text:p text:style-name="P1">i = i + 2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6.1cm" svg:y1="22.557cm" svg:x2="16.1cm" svg:y2="25.6cm" draw:start-shape="id7" draw:start-glue-point="2" draw:end-shape="id10" svg:d="M16100 22557v3043" svg:viewBox="0 0 1 3044">
          <text:p/>
        </draw:connector>
        <draw:connector draw:style-name="gr3" draw:text-style-name="P2" draw:layer="layout" svg:x1="19cm" svg:y1="26.6cm" svg:x2="10.55cm" svg:y2="14.7cm" draw:start-shape="id10" draw:start-glue-point="1" draw:end-shape="id4" draw:end-glue-point="4" svg:d="M19000 26600h501v-12401h-8951v501" svg:viewBox="0 0 8952 124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7T12:30:03.454412501</meta:creation-date>
    <meta:generator>LibreOffice/6.0.7.3$Linux_X86_64 LibreOffice_project/00m0$Build-3</meta:generator>
    <dc:date>2019-11-14T12:14:04.189450912</dc:date>
    <meta:editing-duration>PT5M35S</meta:editing-duration>
    <meta:editing-cycles>2</meta:editing-cycles>
    <meta:document-statistic meta:object-count="20"/>
  </office:meta>
</office:document-meta>
</file>